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f8aac" officeooo:paragraph-rsid="000f8aac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63ba" officeooo:paragraph-rsid="001263b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2aee8" officeooo:paragraph-rsid="0012aee8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2aee8" officeooo:paragraph-rsid="0012aee8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49353" officeooo:paragraph-rsid="0014935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66cc" fo:font-size="18pt" officeooo:rsid="0012aee8" officeooo:paragraph-rsid="0012aee8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66cc" fo:font-size="18pt" fo:font-weight="normal" officeooo:rsid="00149353" officeooo:paragraph-rsid="00149353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66cc" fo:font-size="18pt" fo:font-weight="normal" officeooo:rsid="00149353" officeooo:paragraph-rsid="00149353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font-weight="normal" officeooo:rsid="00149353" officeooo:paragraph-rsid="0014935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ize="12pt" fo:font-weight="normal" officeooo:rsid="0017f44e" officeooo:paragraph-rsid="0017f44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66ff" fo:font-size="18pt" fo:font-weight="normal" officeooo:rsid="0017f44e" officeooo:paragraph-rsid="0017f44e" style:font-size-asian="18pt" style:font-weight-asian="normal" style:font-size-complex="18pt" style:font-weight-complex="normal"/>
    </style:style>
    <style:style style:name="P12" style:family="paragraph" style:parent-style-name="Standard" style:master-page-name="">
      <style:paragraph-properties fo:margin-left="0in" fo:margin-right="0in" fo:text-align="start" style:justify-single-word="false" fo:text-indent="0in" style:auto-text-indent="false" style:page-number="auto">
        <style:tab-stops>
          <style:tab-stop style:position="6.1252in"/>
        </style:tab-stops>
      </style:paragraph-properties>
      <style:text-properties fo:font-size="18pt" officeooo:rsid="000f8aac" officeooo:paragraph-rsid="000f8aac" style:font-size-asian="18pt" style:font-size-complex="18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officeooo:rsid="000f8aac" officeooo:paragraph-rsid="000f8aac" style:font-size-asian="10.5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officeooo:rsid="001263ba" officeooo:paragraph-rsid="001263ba" style:font-size-asian="10.5pt" style:font-size-complex="12pt"/>
    </style:style>
    <style:style style:name="P15" style:family="paragraph" style:parent-style-name="Standard" style:list-style-name="L2">
      <style:paragraph-properties fo:text-align="start" style:justify-single-word="false"/>
      <style:text-properties fo:color="#000000" fo:font-size="12pt" fo:font-weight="normal" officeooo:rsid="00168a62" officeooo:paragraph-rsid="00168a6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font-weight="normal" officeooo:rsid="0017f44e" officeooo:paragraph-rsid="00168a62" style:font-size-asian="10.5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color="#000000" fo:font-size="12pt" fo:font-weight="normal" officeooo:rsid="001866d1" officeooo:paragraph-rsid="001866d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size="12pt" fo:font-weight="normal" officeooo:rsid="00149353" officeooo:paragraph-rsid="00149353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168a62" officeooo:paragraph-rsid="00168a62"/>
    </style:style>
    <style:style style:name="T1" style:family="text">
      <style:text-properties officeooo:rsid="001263ba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weight="normal" officeooo:rsid="00149353" style:font-weight-asian="normal" style:font-weight-complex="normal"/>
    </style:style>
    <style:style style:name="T6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color="#000000" fo:font-size="12pt" fo:font-weight="normal" officeooo:rsid="0017f44e" style:font-size-asian="10.5pt" style:font-weight-asian="normal" style:font-size-complex="12pt" style:font-weight-complex="normal"/>
    </style:style>
    <style:style style:name="T8" style:family="text">
      <style:text-properties officeooo:rsid="00168a62"/>
    </style:style>
    <style:style style:name="T9" style:family="text">
      <style:text-properties officeooo:rsid="0019b9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he Web Site Development Planning Process</text:p>
      <text:p text:style-name="P1">A<text:span text:style-name="T9">n</text:span> important part of any successful endeavor <text:s/>is careful planning. Before you begin to to create your first Web page, you must develop a solid, detailed plan for the Web site, called a site plan or design plan, that determines the purpose, audience, content structure, visual design, and navigation system. </text:p>
      <text:p text:style-name="P1"/>
      <text:p text:style-name="P1">The Web Site planning process is summarized in the following 6 steps.</text:p>
      <text:list xml:id="list6208094886605635243" text:style-name="L1">
        <text:list-item>
          <text:p text:style-name="P13">Step 1: Define the site's purpose</text:p>
        </text:list-item>
        <text:list-item>
          <text:p text:style-name="P13">Step2: identify the site's target audience</text:p>
        </text:list-item>
        <text:list-item>
          <text:p text:style-name="P13">Step 3: Determine the site's general content</text:p>
        </text:list-item>
        <text:list-item>
          <text:p text:style-name="P13">S<text:span text:style-name="T1">tep 4: Select the site's structure</text:span></text:p>
        </text:list-item>
        <text:list-item>
          <text:p text:style-name="P14">Step 5: Design the look and feel of the site</text:p>
        </text:list-item>
        <text:list-item>
          <text:p text:style-name="P14">Step 6: Specify the site's navigation system</text:p>
        </text:list-item>
      </text:list>
      <text:p text:style-name="P2"/>
      <text:p text:style-name="P6">Step 1: Define the Site's Purpose</text:p>
      <text:p text:style-name="P3"><text:span text:style-name="T3">Goals – </text:span><text:span text:style-name="T4">are the results you want your Web site to accomplish within a specific time frame, which can be weeks, months, or years. </text:span></text:p>
      <text:p text:style-name="P4"><text:span text:style-name="T2">Objectives – </text:span><text:span text:style-name="T4">are those methods you will choose to accomplish </text:span><text:span text:style-name="T5">the site's goals. </text:span></text:p>
      <text:p text:style-name="P5"><text:span text:style-name="T2">Purpose Statement – </text:span><text:span text:style-name="T4">A formal, written statement summarizes your site's goals and objectives.</text:span></text:p>
      <text:p text:style-name="P5"><text:span text:style-name="T2">Secondary Goals – </text:span><text:span text:style-name="T4">a goal whose purpose it to support a primary goal.</text:span></text:p>
      <text:p text:style-name="P5"/>
      <text:p text:style-name="P8"><text:span text:style-name="T8">Gisel House Cleaning </text:span>Web Site Goals</text:p>
      <text:list xml:id="list382710087372844606" text:style-name="L2">
        <text:list-item>
          <text:p text:style-name="P15">Primary goal – Increase sales of house cleaning services.</text:p>
        </text:list-item>
        <text:list-item>
          <text:p text:style-name="P15">Secondary goals:</text:p>
          <text:list>
            <text:list-item>
              <text:p text:style-name="P15">Promote awareness of the company and its services and mission to customers and potential customers.</text:p>
            </text:list-item>
            <text:list-item>
              <text:p text:style-name="P15">Establish the company's credibility in the field of reliable house keeping services.</text:p>
            </text:list-item>
            <text:list-item>
              <text:p text:style-name="P15">Educate site visitors about the benefits of a house keeping service.</text:p>
            </text:list-item>
            <text:list-item>
              <text:p text:style-name="P19"><text:span text:style-name="T6">Encourage visitors to return to the site by providing updated information </text:span><text:span text:style-name="T7">in the form of a video blog and articles by happy customers.</text:span></text:p>
            </text:list-item>
          </text:list>
        </text:list-item>
      </text:list>
      <text:p text:style-name="P16"/>
      <text:p text:style-name="P11">Web Site Objectives</text:p>
      <text:p text:style-name="P10">If the primary goals is to sell house keeping services, the objectives to accomplish that goal might include posting testimonials from customers who have purchased the service or offering a 20 percent price discount for customers who purchase the service in the next 30 days.</text:p>
      <text:p text:style-name="P10"/>
      <text:p text:style-name="P10">Definition of objectives to accomplish the site's primary and secondary goals:</text:p>
      <text:list xml:id="list3286953512062876623" text:style-name="L3">
        <text:list-item>
          <text:p text:style-name="P17">Develop an attractive, informative, and easy-to-use Web site to promote an on-line awareness of the company.</text:p>
        </text:list-item>
        <text:list-item>
          <text:p text:style-name="P17">Provide authoritative information and advice at the site to establish credibility.</text:p>
        </text:list-item>
        <text:list-item>
          <text:p text:style-name="P17">Include links to articles and quick tips to educate site visitors about the importance of using a house keeping service.</text:p>
        </text:list-item>
        <text:list-item>
          <text:p text:style-name="P17">Offer online tools to encourage site visitors to liberate their time and help them live happier lives by taking advantage of a house keeping service.</text:p>
          <text:p text:style-name="P17"/>
        </text:list-item>
      </text:list>
      <text:p text:style-name="P9"/>
      <text:p text:style-name="P8"><text:soft-page-break/></text:p>
      <text:p text:style-name="P7"/>
      <text:p text:style-name="P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6T14:42:26.586215070</meta:creation-date>
    <dc:date>2014-09-09T14:15:54.788000000</dc:date>
    <meta:editing-duration>PT1H3S</meta:editing-duration>
    <meta:editing-cycles>5</meta:editing-cycles>
    <meta:generator>LibreOffice/4.1.1.2$Windows_x86 LibreOffice_project/7e4286b58adc75a14f6d83f53a03b6c11fa2903</meta:generator>
    <meta:document-statistic meta:table-count="0" meta:image-count="0" meta:object-count="0" meta:page-count="2" meta:paragraph-count="29" meta:word-count="400" meta:character-count="2401" meta:non-whitespace-character-count="2037"/>
  </office:meta>
</office:document-meta>
</file>